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Heading_20_2">
      <style:text-properties officeooo:paragraph-rsid="069bde80"/>
    </style:style>
    <style:style style:name="P5" style:family="paragraph" style:parent-style-name="Heading_20_2">
      <style:text-properties officeooo:paragraph-rsid="06a096ae"/>
    </style:style>
    <style:style style:name="P6" style:family="paragraph" style:parent-style-name="Heading_20_2">
      <style:text-properties officeooo:paragraph-rsid="06b30e6b"/>
    </style:style>
    <style:style style:name="P7" style:family="paragraph" style:parent-style-name="Text_20_body">
      <style:text-properties officeooo:rsid="069bde80" officeooo:paragraph-rsid="069bde80"/>
    </style:style>
    <style:style style:name="P8" style:family="paragraph" style:parent-style-name="Text_20_body">
      <style:text-properties officeooo:rsid="06b14e7b" officeooo:paragraph-rsid="06b14e7b"/>
    </style:style>
    <style:style style:name="P9" style:family="paragraph" style:parent-style-name="Text_20_body">
      <style:text-properties officeooo:paragraph-rsid="06b14e7b"/>
    </style:style>
    <style:style style:name="P10" style:family="paragraph" style:parent-style-name="Text_20_body">
      <style:text-properties officeooo:paragraph-rsid="06bab3c0"/>
    </style:style>
    <style:style style:name="P11" style:family="paragraph" style:parent-style-name="Standard">
      <style:text-properties officeooo:rsid="06a5a2d9" officeooo:paragraph-rsid="06a5a2d9"/>
    </style:style>
    <style:style style:name="P12" style:family="paragraph" style:parent-style-name="Standard">
      <style:text-properties officeooo:paragraph-rsid="06a68dc2"/>
    </style:style>
    <style:style style:name="P13" style:family="paragraph" style:parent-style-name="Standard">
      <style:text-properties officeooo:paragraph-rsid="06a8874c"/>
    </style:style>
    <style:style style:name="P14" style:family="paragraph" style:parent-style-name="Heading_20_1">
      <style:paragraph-properties fo:line-height="100%"/>
      <style:text-properties officeooo:rsid="04af6545" officeooo:paragraph-rsid="04af6545"/>
    </style:style>
    <style:style style:name="P15" style:family="paragraph" style:parent-style-name="Heading_20_2">
      <style:text-properties officeooo:paragraph-rsid="0608ccd7"/>
    </style:style>
    <style:style style:name="P16" style:family="paragraph" style:parent-style-name="Heading_20_2">
      <style:text-properties officeooo:paragraph-rsid="06d7a64f"/>
    </style:style>
    <style:style style:name="P17" style:family="paragraph" style:parent-style-name="Heading_20_2">
      <style:text-properties officeooo:paragraph-rsid="06dc5ab8"/>
    </style:style>
    <style:style style:name="P18" style:family="paragraph" style:parent-style-name="Standard">
      <style:text-properties style:font-name="Monospace" officeooo:rsid="06a68dc2" officeooo:paragraph-rsid="06a68dc2" style:font-size-asian="10.5pt" style:font-name-complex="David CLM" style:font-weight-complex="normal"/>
    </style:style>
    <style:style style:name="P19" style:family="paragraph" style:parent-style-name="Standard">
      <style:text-properties style:font-name="Monospace" officeooo:rsid="068311cf" officeooo:paragraph-rsid="06db6538" style:font-size-asian="10.5pt" style:font-name-complex="David CLM" style:font-weight-complex="normal"/>
    </style:style>
    <style:style style:name="P20" style:family="paragraph" style:parent-style-name="Standard">
      <style:text-properties style:font-name="Monospace" officeooo:rsid="068311cf" officeooo:paragraph-rsid="06dc5ab8" style:font-size-asian="10.5pt" style:font-name-complex="David CLM" style:font-weight-complex="normal"/>
    </style:style>
    <style:style style:name="P21" style:family="paragraph" style:parent-style-name="Standard">
      <style:text-properties officeooo:paragraph-rsid="06a5a2d9"/>
    </style:style>
    <style:style style:name="P22" style:family="paragraph" style:parent-style-name="Standard">
      <style:text-properties officeooo:paragraph-rsid="06d506be"/>
    </style:style>
    <style:style style:name="P23" style:family="paragraph" style:parent-style-name="Standard">
      <style:text-properties officeooo:paragraph-rsid="06d5edbd"/>
    </style:style>
    <style:style style:name="P24" style:family="paragraph" style:parent-style-name="Standard">
      <style:text-properties officeooo:paragraph-rsid="06d7a64f"/>
    </style:style>
    <style:style style:name="P25" style:family="paragraph" style:parent-style-name="Standard">
      <style:text-properties officeooo:paragraph-rsid="06d98aa4"/>
    </style:style>
    <style:style style:name="P26" style:family="paragraph" style:parent-style-name="Standard">
      <style:text-properties officeooo:paragraph-rsid="06dacd0a"/>
    </style:style>
    <style:style style:name="P27" style:family="paragraph" style:parent-style-name="Standard">
      <style:text-properties officeooo:paragraph-rsid="06db6538"/>
    </style:style>
    <style:style style:name="P28" style:family="paragraph" style:parent-style-name="Standard">
      <style:text-properties officeooo:paragraph-rsid="06dc2b61"/>
    </style:style>
    <style:style style:name="P29" style:family="paragraph" style:parent-style-name="Standard">
      <style:text-properties fo:language="en" fo:country="US" officeooo:rsid="0692fed4" officeooo:paragraph-rsid="06d7a64f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6d98aa4"/>
    </style:style>
    <style:style style:name="P31" style:family="paragraph" style:parent-style-name="Text_20_body">
      <style:text-properties style:font-name="Monospace" officeooo:rsid="06c1e06a" officeooo:paragraph-rsid="06c1e06a" style:font-size-asian="10.5pt" style:font-name-complex="David CLM" style:font-weight-complex="normal"/>
    </style:style>
    <style:style style:name="P32" style:family="paragraph" style:parent-style-name="Text_20_body">
      <style:text-properties style:font-name="Monospace" fo:language="en" fo:country="US" officeooo:rsid="06b14e7b" officeooo:paragraph-rsid="06b14e7b" style:font-size-asian="10.5pt" style:font-name-complex="David CLM" style:font-weight-complex="normal"/>
    </style:style>
    <style:style style:name="P33" style:family="paragraph" style:parent-style-name="Text_20_body">
      <style:text-properties style:font-name="Monospace" fo:language="en" fo:country="US" officeooo:rsid="06c1e06a" officeooo:paragraph-rsid="06c1e06a" style:font-size-asian="10.5pt" style:font-name-complex="David CLM" style:font-weight-complex="normal"/>
    </style:style>
    <style:style style:name="P34" style:family="paragraph" style:parent-style-name="Text_20_body">
      <style:text-properties style:font-name="Monospace" fo:language="en" fo:country="US" officeooo:rsid="0695f351" officeooo:paragraph-rsid="0695f351" style:font-size-asian="10.5pt" style:font-name-complex="David CLM" style:font-weight-complex="normal"/>
    </style:style>
    <style:style style:name="P35" style:family="paragraph" style:parent-style-name="Text_20_body">
      <style:text-properties style:font-name="Monospace" fo:language="en" fo:country="US" officeooo:rsid="0695f351" officeooo:paragraph-rsid="06dc5ab8" style:font-size-asian="10.5pt" style:font-name-complex="David CLM" style:font-weight-complex="normal"/>
    </style:style>
    <style:style style:name="P36" style:family="paragraph" style:parent-style-name="Text_20_body">
      <style:text-properties style:font-name="Monospace" fo:language="en" fo:country="US" officeooo:rsid="0692fed4" officeooo:paragraph-rsid="06dc5ab8" style:font-size-asian="10.5pt" style:font-name-complex="David CLM" style:font-weight-complex="normal"/>
    </style:style>
    <style:style style:name="P37" style:family="paragraph" style:parent-style-name="Text_20_body">
      <style:text-properties officeooo:paragraph-rsid="06853da4"/>
    </style:style>
    <style:style style:name="P38" style:family="paragraph" style:parent-style-name="Text_20_body">
      <style:text-properties officeooo:rsid="0661443b" officeooo:paragraph-rsid="06853da4"/>
    </style:style>
    <style:style style:name="P39" style:family="paragraph" style:parent-style-name="Text_20_body">
      <style:text-properties officeooo:rsid="06c71229" officeooo:paragraph-rsid="06c71229"/>
    </style:style>
    <style:style style:name="P40" style:family="paragraph" style:parent-style-name="Text_20_body">
      <style:text-properties officeooo:paragraph-rsid="06cb5f31"/>
    </style:style>
    <style:style style:name="P41" style:family="paragraph" style:parent-style-name="Text_20_body">
      <style:text-properties officeooo:rsid="06cb5f31" officeooo:paragraph-rsid="06cb5f31"/>
    </style:style>
    <style:style style:name="P42" style:family="paragraph" style:parent-style-name="Text_20_body">
      <style:text-properties officeooo:paragraph-rsid="0692fed4"/>
    </style:style>
    <style:style style:name="P43" style:family="paragraph" style:parent-style-name="Text_20_body">
      <style:text-properties officeooo:paragraph-rsid="0695d5d1"/>
    </style:style>
    <style:style style:name="P44" style:family="paragraph" style:parent-style-name="Text_20_body">
      <style:paragraph-properties fo:line-height="100%"/>
      <style:text-properties officeooo:rsid="04af6545" officeooo:paragraph-rsid="06674392"/>
    </style:style>
    <style:style style:name="P45" style:family="paragraph" style:parent-style-name="Text_20_body">
      <style:text-properties officeooo:paragraph-rsid="06dc5ab8"/>
    </style:style>
    <style:style style:name="P46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b14e7b" officeooo:paragraph-rsid="06b14e7b" style:font-size-asian="10.5pt" style:font-name-complex="David CLM" style:font-weight-complex="normal"/>
    </style:style>
    <style:style style:name="P47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69bde80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d7a64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d9569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dc5ab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style:font-name="Monospace" style:font-size-asian="10.5pt" style:font-name-complex="David CLM" style:font-weight-complex="normal"/>
    </style:style>
    <style:style style:name="T18" style:family="text">
      <style:text-properties style:font-name="Monospace" officeooo:rsid="068311cf" style:font-size-asian="10.5pt" style:font-name-complex="David CLM" style:font-weight-complex="normal"/>
    </style:style>
    <style:style style:name="T19" style:family="text">
      <style:text-properties style:font-name="Monospace" officeooo:rsid="06853da4" style:font-size-asian="10.5pt" style:font-name-complex="David CLM" style:font-weight-complex="normal"/>
    </style:style>
    <style:style style:name="T20" style:family="text">
      <style:text-properties style:font-name="Monospace" officeooo:rsid="069e9e2a" style:font-size-asian="10.5pt" style:font-name-complex="David CLM" style:font-weight-complex="normal"/>
    </style:style>
    <style:style style:name="T21" style:family="text">
      <style:text-properties style:font-name="Monospace" officeooo:rsid="06a68dc2" style:font-size-asian="10.5pt" style:font-name-complex="David CLM" style:font-weight-complex="normal"/>
    </style:style>
    <style:style style:name="T22" style:family="text">
      <style:text-properties style:font-name="Monospace" officeooo:rsid="06a5a2d9" style:font-size-asian="10.5pt" style:font-name-complex="David CLM" style:font-weight-complex="normal"/>
    </style:style>
    <style:style style:name="T23" style:family="text">
      <style:text-properties style:font-name="Monospace" officeooo:rsid="06a73348" style:font-size-asian="10.5pt" style:font-name-complex="David CLM" style:font-weight-complex="normal"/>
    </style:style>
    <style:style style:name="T24" style:family="text">
      <style:text-properties style:font-name="Monospace" officeooo:rsid="06aa3238" style:font-size-asian="10.5pt" style:font-name-complex="David CLM" style:font-weight-complex="normal"/>
    </style:style>
    <style:style style:name="T25" style:family="text">
      <style:text-properties style:font-name="Monospace" officeooo:rsid="06b14e7b" style:font-size-asian="10.5pt" style:font-name-complex="David CLM" style:font-weight-complex="normal"/>
    </style:style>
    <style:style style:name="T26" style:family="text">
      <style:text-properties style:font-name="Monospace" officeooo:rsid="06bab3c0" style:font-size-asian="10.5pt" style:font-name-complex="David CLM" style:font-weight-complex="normal"/>
    </style:style>
    <style:style style:name="T27" style:family="text">
      <style:text-properties style:font-name="Monospace" officeooo:rsid="06c71229" style:font-size-asian="10.5pt" style:font-name-complex="David CLM" style:font-weight-complex="normal"/>
    </style:style>
    <style:style style:name="T28" style:family="text">
      <style:text-properties style:font-name="Monospace" officeooo:rsid="06d3243a" style:font-size-asian="10.5pt" style:font-name-complex="David CLM" style:font-weight-complex="normal"/>
    </style:style>
    <style:style style:name="T29" style:family="text">
      <style:text-properties style:font-name="Monospace" officeooo:rsid="06d5edbd" style:font-size-asian="10.5pt" style:font-name-complex="David CLM" style:font-weight-complex="normal"/>
    </style:style>
    <style:style style:name="T30" style:family="text">
      <style:text-properties style:font-name="Monospace" officeooo:rsid="06db6538" style:font-size-asian="10.5pt" style:font-name-complex="David CLM" style:font-weight-complex="normal"/>
    </style:style>
    <style:style style:name="T31" style:family="text">
      <style:text-properties style:font-name="Monospace" fo:language="en" fo:country="US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bab3c0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bbca92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bfe60e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cb5f31" style:font-size-asian="10.5pt" style:font-name-complex="David CLM" style:font-weight-complex="normal"/>
    </style:style>
    <style:style style:name="T42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43" style:family="text">
      <style:text-properties style:font-name="Monospace" fo:language="en" fo:country="US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c8a511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cca0f2" style:font-size-asian="10.5pt" style:font-name-complex="David CLM" style:font-weight-complex="normal"/>
    </style:style>
    <style:style style:name="T46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47" style:family="text">
      <style:text-properties officeooo:rsid="06a5a2d9"/>
    </style:style>
    <style:style style:name="T48" style:family="text">
      <style:text-properties fo:font-style="italic" officeooo:rsid="06d145bd" style:font-style-asian="italic" style:font-style-complex="italic"/>
    </style:style>
    <style:style style:name="T49" style:family="text">
      <style:text-properties officeooo:rsid="06a68dc2"/>
    </style:style>
    <style:style style:name="T50" style:family="text">
      <style:text-properties fo:language="en" fo:country="US" officeooo:rsid="06d54a05"/>
    </style:style>
    <style:style style:name="T51" style:family="text">
      <style:text-properties fo:language="en" fo:country="US" officeooo:rsid="06d9569b"/>
    </style:style>
    <style:style style:name="T52" style:family="text">
      <style:text-properties fo:language="en" fo:country="US" officeooo:rsid="06dacd0a"/>
    </style:style>
    <style:style style:name="T53" style:family="text">
      <style:text-properties officeooo:rsid="06d506be"/>
    </style:style>
    <style:style style:name="T54" style:family="text">
      <style:text-properties officeooo:rsid="06d54a05"/>
    </style:style>
    <style:style style:name="T55" style:family="text">
      <style:text-properties officeooo:rsid="06d5edbd"/>
    </style:style>
    <style:style style:name="T56" style:family="text">
      <style:text-properties officeooo:rsid="06d7a64f"/>
    </style:style>
    <style:style style:name="T57" style:family="text">
      <style:text-properties officeooo:rsid="06d9569b"/>
    </style:style>
    <style:style style:name="T58" style:family="text">
      <style:text-properties officeooo:rsid="06db6538"/>
    </style:style>
    <style:style style:name="T59" style:family="text">
      <style:text-properties officeooo:rsid="06dc2b61"/>
    </style:style>
    <style:style style:name="T60" style:family="text">
      <style:text-properties officeooo:rsid="06dc5ab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מטלה</text:span> <text:span text:style-name="T2">- חלוקת חפצים בדידים</text:span></text:h>
      <text:p text:style-name="P44">יש לענות על שאלה אחת לבחירתכם. <text:s/><text:span text:style-name="T4">שאלות המסומנות בכוכבית (*) מזכות בניקוד כפול.</text:span></text:p>
      <text:p text:style-name="P44"/>
      <text:p text:style-name="P16">שאלה <text:span text:style-name="T12">1</text:span>: <text:span text:style-name="T11">מיכסה עליונה ותחתונה</text:span></text:p>
      <text:p text:style-name="P26"><text:span text:style-name="T48">המיכסה העליונה </text:span><text:span text:style-name="T47">של מפלגה </text:span><text:span text:style-name="T28">היא</text:span><text:span text:style-name="T47"> מספר המושבים המגיע לה מעוגל כלפי מעלה; </text:span></text:p>
      <text:p text:style-name="P26"><text:span text:style-name="T46">המיכסה התחתונה </text:span><text:span text:style-name="T47">של מפלגה </text:span><text:span text:style-name="T28">היא </text:span><text:span text:style-name="T47">מספר המושבים המגיע לה מעוגל כלפי מטה.</text:span></text:p>
      <text:p text:style-name="P27"/>
      <text:p text:style-name="P27"><text:span text:style-name="T58">א</text:span><text:span text:style-name="T55">. הראו דוגמה עם שלוש מפלגות, שבה </text:span><text:span text:style-name="T47">שיטת ג’פרסון </text:span><text:span text:style-name="T55">נותנת </text:span><text:span text:style-name="T47">למפלגה </text:span><text:span text:style-name="T29">יותר מהמיכסה העליונה שלה</text:span><text:span text:style-name="T21">.</text:span></text:p>
      <text:p text:style-name="P27"><text:span text:style-name="T29"/></text:p>
      <text:p text:style-name="P27"><text:span text:style-name="T30">ב</text:span><text:span text:style-name="T29">. הראו דוגמה עם שלוש מפלגות, שבה </text:span><text:span text:style-name="T22">שיטת </text:span><text:span text:style-name="T29">אדאמס נותנת </text:span><text:span text:style-name="T22">למפלגה </text:span><text:span text:style-name="T29">פחות מהמיכסה התחתונה שלה.</text:span></text:p>
      <text:p text:style-name="P19"/>
      <text:p text:style-name="P25"><text:span text:style-name="T47">* </text:span><text:span text:style-name="T58">ג</text:span><text:span text:style-name="T47">. </text:span><text:span text:style-name="T53">הוכיחו, שכאשר יש שתי מפלגות, כל שיטת-מחלק </text:span><text:span text:style-name="T54">עם פונקציה </text:span><text:span text:style-name="T50">f המקיימת </text:span><text:span text:style-name="T52">לכל s</text:span></text:p>
      <text:p text:style-name="P30"><text:span text:style-name="T50">s ≤ f(s) ≤ s+1 </text:span></text:p>
      <text:p text:style-name="P28"><text:span text:style-name="T53">נותנת לכל מפלגה </text:span><text:span text:style-name="T54">את המיכסה העליונה </text:span><text:span text:style-name="T59">שלה </text:span><text:span text:style-name="T54">או את המיכסה התחתונה </text:span><text:span text:style-name="T59">שלה.</text:span></text:p>
      <text:p text:style-name="P29"/>
      <text:p text:style-name="P29"/>
      <text:p text:style-name="P3">שאלה <text:span text:style-name="T6">2</text:span>: <text:span text:style-name="T6">חלוקת המושבים בכנסת</text:span></text:p>
      <text:p text:style-name="P37"><text:span text:style-name="T27">א. </text:span><text:span text:style-name="T18">מ</text:span><text:span text:style-name="T19">צאו באינטרנט את תוצאות הבחירות האחרונות לכנסת. הפעילו את </text:span><text:span text:style-name="T20">שיטת וובסטר </text:span><text:span text:style-name="T27">על המפלגות שעברו את אחוז החסימה. </text:span><text:span text:style-name="T19">השוו את התוצאות להרכב הכנסת כיום: אילו מפלגות היו מפסידות ואילו מפלגות היו מרוויחות מהשינוי?</text:span></text:p>
      <text:p text:style-name="P39"><text:span text:style-name="T19">* ב. </text:span><text:span text:style-name="T17">מהו </text:span><text:span text:style-name="T31">y הגדול ביותר, כך ששיטת המחלק עם מחלק f(s)=s+y נותנת כנסת שונה </text:span><text:span text:style-name="T44">מהכנסת הנוכחית? </text:span><text:span text:style-name="T45">חשבו את y ברמת דיוק של 0.001 לפחות.</text:span></text:p>
      <text:p text:style-name="P38"/>
      <text:p text:style-name="P4">* שאלה <text:span text:style-name="T8">3</text:span>: <text:span text:style-name="T13">איזו שיטה טובה יותר למפלגות קטנות?</text:span></text:p>
      <text:p text:style-name="P8"><text:span text:style-name="T18">נ</text:span><text:span text:style-name="T17">תונות שתי שיטות-מחלק עם פוקנציות-מחלק </text:span><text:span text:style-name="T31">f, g. </text:span></text:p>
      <text:p text:style-name="P32">נתון, שלכל a, b כאשר a&lt;b, מתקיים:</text:p>
      <text:p text:style-name="P46">f(a)/f(b) &lt; g(a)/g(b).</text:p>
      <text:p text:style-name="P9"><text:span text:style-name="T18">ה</text:span><text:span text:style-name="T25">וכיחו, ששיטה </text:span><text:span text:style-name="T37">f</text:span><text:span text:style-name="T25"> טובה למפלגות קטנות </text:span><text:span text:style-name="T26">לפחות כמו </text:span><text:span text:style-name="T25">שיטה </text:span><text:span text:style-name="T37">g.</text:span></text:p>
      <text:p text:style-name="P10"><text:span text:style-name="T38">(כלומר: אם מפלגה א קטנה יותר ממפלגה ב, אז </text:span><text:span text:style-name="T39">בחלוקת מספר מושבים קבוע בין מפלגה א למפלגה ב, מפלגה א תקבל </text:span><text:span text:style-name="T40">בשיטה f </text:span><text:span text:style-name="T39">לפחות אותו מספר מושבים </text:span><text:span text:style-name="T40">כמו שהיתה מקבלת בשיטה g</text:span><text:span text:style-name="T39">).</text:span></text:p>
      <text:p text:style-name="P33"/>
      <text:p text:style-name="P31"/>
      <text:p text:style-name="P6"><text:soft-page-break/>שאלה <text:span text:style-name="T9">4</text:span>: <text:span text:style-name="T14">זיהוי הטיות</text:span></text:p>
      <text:p text:style-name="P7"><text:span text:style-name="T18">כ</text:span><text:span text:style-name="T17">זכור, שיטת הנטינגטון-היל היא שיטת-מחלק עם פונציית המחלק הבאה:</text:span></text:p>
      <text:p text:style-name="P47">f(s) = sqrt(s*(s+1))</text:p>
      <text:p text:style-name="P40"><text:span text:style-name="T36">זו השיטה המקובלת בארה"ב לחלוקת מושבים </text:span><text:span text:style-name="T41">בבית-הנבחרים</text:span><text:span text:style-name="T36"> בין המדינות. </text:span></text:p>
      <text:p text:style-name="P41"><text:span text:style-name="T36">ה</text:span><text:span text:style-name="T31">וכיחו, שבשיטה זו יש הטיה לטובת מפלגות קטנות: בחלוקה בין שתי מפלגות, מספר המושבים של המפלגה הקטנה עשוי להיות מעוגל כלפי מעלה, גם כשהשארית שלה קטנה מ-0.5.</text:span></text:p>
      <text:p text:style-name="P20"/>
      <text:p text:style-name="P17"><text:span text:style-name="T5">שאלה </text:span><text:span text:style-name="T16">5</text:span><text:span text:style-name="T3">: </text:span><text:span text:style-name="T7">פרדוקס אלאבאמה</text:span></text:p>
      <text:p text:style-name="P45"><text:span text:style-name="T32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33">התברר, שאם מספר המושבים בקונגרס יהיה 299, אז מדינת אלאבאמה תקבל 8 מושבים; אבל אם מספר המושבים יהיה 300, אז אלאבאמה תקבל רק 7 מושבים. </text:span><text:span text:style-name="T34">מצב זה נקרא </text:span><text:span text:style-name="T42">פרדוקס אלאבאמה</text:span><text:span text:style-name="T34">.</text:span></text:p>
      <text:p text:style-name="P45"><text:span text:style-name="T34">א. הראו </text:span><text:span text:style-name="T35">דוגמה לפרדוקס אלאבאמה כאשר משתמשים בשיטת המילטון.</text:span></text:p>
      <text:p text:style-name="P35">ב. הוכיחו שפרדוקס אלאבאמה לא קורה כאשר משתמשים בשיטת-מחלק כלשהי.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09T16:53:03.502000000</dc:date>
    <meta:editing-duration>P12DT1H22M15S</meta:editing-duration>
    <meta:editing-cycles>1575</meta:editing-cycles>
    <meta:document-statistic meta:table-count="0" meta:image-count="0" meta:object-count="0" meta:page-count="2" meta:paragraph-count="30" meta:word-count="384" meta:character-count="2137" meta:non-whitespace-character-count="1778"/>
  </office:meta>
</office:document-meta>
</file>